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actOrRegexpMatcher.matches( String inpu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actOrRegexpMatcher.ExactOrRegexpMatch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actOrRegexpPatternMatcher.newMatcher( String 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OrRegexpMatcher.isEx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actOrRegexpPatternMatcher.ExactOrRegexpPatternMatc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